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c71d" officeooo:paragraph-rsid="001ec71d"/>
    </style:style>
    <style:style style:name="P2" style:family="paragraph" style:parent-style-name="Standard" style:list-style-name="L1">
      <style:text-properties officeooo:rsid="001ec71d" officeooo:paragraph-rsid="001fa9d3"/>
    </style:style>
    <style:style style:name="P3" style:family="paragraph" style:parent-style-name="Standard">
      <style:text-properties officeooo:rsid="001ec71d" officeooo:paragraph-rsid="001fa9d3"/>
    </style:style>
    <style:style style:name="P4" style:family="paragraph" style:parent-style-name="Standard">
      <style:text-properties fo:font-size="14pt" officeooo:rsid="001ec71d" officeooo:paragraph-rsid="001ec71d" style:font-size-asian="14pt" style:font-size-complex="14pt"/>
    </style:style>
    <style:style style:name="P5" style:family="paragraph" style:parent-style-name="Standard">
      <style:text-properties fo:font-size="14pt" officeooo:rsid="001fa9d3" officeooo:paragraph-rsid="001fa9d3" style:font-size-asian="14pt" style:font-size-complex="14pt"/>
    </style:style>
    <style:style style:name="P6" style:family="paragraph" style:parent-style-name="Standard" style:list-style-name="L2">
      <style:text-properties fo:font-size="14pt" officeooo:rsid="001fa9d3" officeooo:paragraph-rsid="001fa9d3" style:font-size-asian="14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ec71d" style:font-size-asian="10.5pt" style:font-size-complex="12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quisitos Funcionais </text:p>
      <text:p text:style-name="P4"/>
      <text:p text:style-name="P4"><text:tab/><text:span text:style-name="T1">Os requisitos funcionais expressam as funcionalidades do sistema. Estas Funcionalidades são as ação que o usuário pode interagir com o sistema, tais como:</text:span></text:p>
      <text:p text:style-name="P4"><text:span text:style-name="T1"/></text:p>
      <text:list text:style-name="L1">
        <text:list-item>
          <text:p text:style-name="P2"><text:span text:style-name="T1">Cadastro de professores, Disciplina, Turmas, livros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Requisitos não funcionais</text:p>
      <text:p text:style-name="P5"/>
      <text:list text:style-name="L2">
        <text:list-item>
          <text:p text:style-name="P6">Linguagem a ser utilizada(PHP, HTML, CS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73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7:14:53.541969927</meta:creation-date>
    <dc:date>2025-05-07T18:09:42.272286163</dc:date>
    <meta:editing-duration>PT28M47S</meta:editing-duration>
    <meta:editing-cycles>1</meta:editing-cycles>
    <meta:document-statistic meta:table-count="0" meta:image-count="0" meta:object-count="0" meta:page-count="2" meta:paragraph-count="5" meta:word-count="42" meta:character-count="295" meta:non-whitespace-character-count="258"/>
    <meta:generator>LibreOffice/24.2.7.2$Linux_X86_64 LibreOffice_project/420$Build-2</meta:generator>
  </office:meta>
</office:document-meta>
</file>